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Oblique" svg:font-family="Courier-Oblique" style:font-family-generic="modern"/>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Text_20_body">
      <style:text-properties style:font-name="Courier"/>
    </style:style>
    <style:style style:name="P3" style:family="paragraph" style:parent-style-name="Text_20_body">
      <style:text-properties style:font-name="Courier" fo:font-style="italic" style:font-style-asian="italic" style:font-style-complex="italic"/>
    </style:style>
    <style:style style:name="P4" style:family="paragraph" style:parent-style-name="Text_20_body">
      <style:text-properties style:use-window-font-color="true" style:text-position="0% 100%" fo:font-size="10pt" style:font-name-asian="Courier" style:font-size-asian="10pt" style:font-name-complex="Courier" style:font-size-complex="10pt"/>
    </style:style>
    <style:style style:name="P5" style:family="paragraph" style:parent-style-name="Text_20_body">
      <style:text-properties style:use-window-font-color="true" style:text-position="0% 100%" style:font-name="Courier" fo:font-size="10pt" fo:font-style="italic" style:font-name-asian="Courier" style:font-size-asian="10pt" style:font-style-asian="italic" style:font-name-complex="Courier" style:font-size-complex="10pt" style:font-style-complex="italic"/>
    </style:style>
    <style:style style:name="P6" style:family="paragraph" style:parent-style-name="Standard">
      <style:text-properties style:use-window-font-color="true" style:text-position="0% 100%" fo:font-size="10pt" style:font-name-asian="Courier" style:font-size-asian="10pt" style:font-name-complex="Courier" style:font-size-complex="10pt"/>
    </style:style>
    <style:style style:name="P7" style:family="paragraph" style:parent-style-name="Heading_20_1">
      <style:text-properties style:use-window-font-color="true" style:text-position="0% 100%" style:font-name-asian="Courier-Oblique" style:font-name-complex="Courier-Oblique"/>
    </style:style>
    <style:style style:name="P8" style:family="paragraph" style:parent-style-name="Heading_20_2">
      <style:text-properties style:use-window-font-color="true" style:text-position="0% 100%" fo:font-size="14pt" style:font-name-asian="Courier" style:font-size-asian="14pt" style:font-name-complex="Courier" style:font-size-complex="14pt"/>
    </style:style>
    <style:style style:name="P9" style:family="paragraph" style:parent-style-name="Heading_20_2">
      <style:text-properties style:use-window-font-color="true" style:text-position="0% 100%" style:font-name-asian="Courier" style:font-name-complex="Courier"/>
    </style:style>
    <style:style style:name="T1" style:family="text">
      <style:text-properties style:use-window-font-color="true" style:font-name="Courier" style:font-name-asian="Courier" style:font-name-complex="Courier"/>
    </style:style>
    <style:style style:name="T2" style:family="text">
      <style:text-properties style:use-window-font-color="true" style:font-name="Courier" fo:font-style="italic" style:font-name-asian="Courier" style:font-style-asian="italic" style:font-name-complex="Courier" style:font-style-complex="italic"/>
    </style:style>
    <style:style style:name="T3" style:family="text">
      <style:text-properties style:use-window-font-color="true" style:font-name="Courier" fo:font-style="normal" style:font-name-asian="Courier" style:font-style-asian="normal" style:font-name-complex="Courier" style:font-style-complex="normal"/>
    </style:style>
    <style:style style:name="T4" style:family="text">
      <style:text-properties style:use-window-font-color="true" style:font-name="Courier-Oblique" fo:font-style="italic" style:font-name-asian="Courier-Oblique" style:font-style-asian="italic" style:font-name-complex="Courier-Oblique" style:font-style-complex="italic"/>
    </style:style>
    <style:style style:name="T5" style:family="text">
      <style:text-properties style:use-window-font-color="true" style:font-name="Courier-Oblique" fo:font-size="10pt" fo:font-style="italic" style:font-name-asian="Courier-Oblique" style:font-size-asian="10pt" style:font-style-asian="italic" style:font-name-complex="Courier-Oblique" style:font-size-complex="10pt" style:font-style-complex="italic"/>
    </style:style>
    <style:style style:name="T6" style:family="text">
      <style:text-properties style:use-window-font-color="true" style:text-position="-27% 58%" style:font-name="Courier-Oblique" fo:font-style="italic" style:font-name-asian="Courier-Oblique" style:font-style-asian="italic" style:font-name-complex="Courier-Oblique" style:font-style-complex="italic"/>
    </style:style>
    <style:style style:name="T7" style:family="text">
      <style:text-properties style:use-window-font-color="true" style:text-position="-27% 58%" style:font-name="Courier-Oblique" fo:font-size="10pt" fo:font-style="italic" style:font-name-asian="Courier-Oblique" style:font-size-asian="10pt" style:font-style-asian="italic" style:font-name-complex="Courier-Oblique" style:font-size-complex="10pt" style:font-style-complex="italic"/>
    </style:style>
    <style:style style:name="T8" style:family="text">
      <style:text-properties style:use-window-font-color="true" style:text-position="-27% 58%" style:font-name="Courier-Oblique" fo:font-size="10pt" style:font-name-asian="Courier-Oblique" style:font-size-asian="10pt" style:font-name-complex="Courier-Oblique" style:font-size-complex="10pt"/>
    </style:style>
    <style:style style:name="T9" style:family="text">
      <style:text-properties style:use-window-font-color="true" style:text-position="-27% 58%" style:font-name="Courier" fo:font-style="italic" style:font-name-asian="Courier" style:font-style-asian="italic" style:font-name-complex="Courier" style:font-style-complex="italic"/>
    </style:style>
    <style:style style:name="T10" style:family="text">
      <style:text-properties style:use-window-font-color="true" style:text-position="-27% 58%" fo:font-size="10pt" style:font-name-asian="Courier" style:font-size-asian="10pt" style:font-name-complex="Courier" style:font-size-complex="10pt"/>
    </style:style>
    <style:style style:name="T11" style:family="text">
      <style:text-properties style:use-window-font-color="true" style:text-position="0% 100%" style:font-name="Courier-Oblique" fo:font-style="italic" style:font-name-asian="Courier-Oblique" style:font-style-asian="italic" style:font-name-complex="Courier-Oblique" style:font-style-complex="italic"/>
    </style:style>
    <style:style style:name="T12" style:family="text">
      <style:text-properties style:use-window-font-color="true" style:text-position="0% 100%" style:font-name="Courier-Oblique" fo:font-size="10pt" fo:font-style="italic" style:font-name-asian="Courier-Oblique" style:font-size-asian="10pt" style:font-style-asian="italic" style:font-name-complex="Courier-Oblique" style:font-size-complex="10pt" style:font-style-complex="italic"/>
    </style:style>
    <style:style style:name="T13" style:family="text">
      <style:text-properties style:use-window-font-color="true" style:text-position="0% 100%" style:font-name="Courier" fo:font-style="normal" style:font-name-asian="Courier" style:font-style-asian="normal" style:font-name-complex="Courier" style:font-style-complex="normal"/>
    </style:style>
    <style:style style:name="T14" style:family="text">
      <style:text-properties style:use-window-font-color="true" style:text-position="0% 100%" style:font-name="Courier" fo:font-size="10pt" fo:font-style="normal" style:font-name-asian="Courier" style:font-size-asian="10pt" style:font-style-asian="normal" style:font-name-complex="Courier" style:font-size-complex="10pt" style:font-style-complex="normal"/>
    </style:style>
    <style:style style:name="T15" style:family="text">
      <style:text-properties style:use-window-font-color="true" style:text-position="0% 100%" style:font-name="Courier" fo:font-style="italic" style:font-name-asian="Courier" style:font-style-asian="italic" style:font-name-complex="Courier" style:font-style-complex="italic"/>
    </style:style>
    <style:style style:name="T16" style:family="text">
      <style:text-properties style:use-window-font-color="true" style:text-position="0% 100%" style:font-name="Times-Roman" fo:font-style="normal" style:font-name-asian="Times-Roman" style:font-style-asian="normal" style:font-name-complex="Times-Roman" style:font-style-complex="normal"/>
    </style:style>
    <style:style style:name="T17" style:family="text">
      <style:text-properties style:use-window-font-color="true" style:text-position="0% 100%" style:font-name-asian="Courier-Oblique" style:font-name-complex="Courier-Oblique"/>
    </style:style>
    <style:style style:name="T18" style:family="text">
      <style:text-properties style:use-window-font-color="true" style:text-position="0% 100%" fo:font-size="10pt" style:font-name-asian="Courier" style:font-size-asian="10pt" style:font-name-complex="Courier" style:font-size-complex="10pt"/>
    </style:style>
    <style:style style:name="T19" style:family="text">
      <style:text-properties style:font-name="Courier"/>
    </style:style>
    <style:style style:name="T20" style:family="text">
      <style:text-properties style:text-position="sub 58%" fo:font-style="italic" style:font-style-asian="italic" style:font-style-complex="italic"/>
    </style:style>
    <style:style style:name="T2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sp Syntax for Ginger</text:p>
      <text:h text:style-name="Heading_20_1" text:outline-level="1">Introduction</text:h>
      <text:p text:style-name="Text_20_body">This document defines the syntax accepted by lisp2gnx. As Ginger is heavily influenced by Lisp, it is not surprising that it is relatively easy to provide lisp-like syntax that will be natural and easy-to-learn for any Lisp programmer. </text:p>
      <text:p text:style-name="Text_20_body">There are many dialects of Lisp that could be used as a starting point. In this version we have used Scheme as our touchstone. This does not mean that it is an implementation of Scheme! It only means that we have tried to adopt Scheme forms wherever they are suitable. We hope that any programmer familiar with Lisp will find Ginger-Lisp strikingly familiar.</text:p>
      <text:p text:style-name="Text_20_body">The main discrepancy with Scheme forms is the design of the for-loop. The Ginger view is that all popular programming languages, including Scheme, have a wholly unsatisfactory design for looping. For the compelling reasons of simplicity, uniformity and readability we have chosen to follow the Ginger approach.</text:p>
      <text:p text:style-name="Text_20_body">The intention of defining a lisp-style syntax for Ginger demonstrates that the implementation of AppGinger is entirely syntax agnostic. It's role as an alternative syntax ensures that the Common syntax has no private API or special knowledge that an alternative front-end could not provide.</text:p>
      <text:h text:style-name="Heading_20_1" text:outline-level="1">Constants</text:h>
      <text:h text:style-name="Heading_20_2" text:outline-level="2">Absent</text:h>
      <text:p text:style-name="Text_20_body">Lisp does not have a value that naturally corresponds to absent, so the symbol absent is used in its place.</text:p>
      <text:h text:style-name="Heading_20_2" text:outline-level="2">Booleans, Numbers, Strings and Characters</text:h>
      <text:p text:style-name="Text_20_body">Booleans, numbers, strings and characters are represented using the equivalent lisp literals. So booleans are represented with #t and #f, numbers in the usual way, strings are double quoted and characters as #\&lt;char&gt;.</text:p>
      <text:h text:style-name="Heading_20_2" text:outline-level="2">Empty List</text:h>
      <text:p text:style-name="Text_20_body">The empty list can be represented as a quoted empty list '(), as the constant nil, or as a quasi-quoted list `().</text:p>
      <text:h text:style-name="Heading_20_2" text:outline-level="2">Quasiquoting</text:h>
      <text:p text:style-name="Text_20_body">Quasi-quoting works in the usual fashion. </text:p>
      <text:h text:style-name="Heading_20_1" text:outline-level="1">Variables</text:h>
      <text:h text:style-name="Heading_20_1" text:outline-level="1">Let</text:h>
      <text:p text:style-name="P2">(let ((<text:span text:style-name="T21">&lt;key</text:span><text:span text:style-name="T20">1</text:span><text:span text:style-name="T21">&gt;</text:span> <text:span text:style-name="T21">&lt;value</text:span><text:span text:style-name="T20">2</text:span><text:span text:style-name="T21">&gt;</text:span>) (<text:span text:style-name="T21">&lt;key</text:span><text:span text:style-name="T20">1</text:span><text:span text:style-name="T21">&gt;</text:span> <text:span text:style-name="T21">&lt;value</text:span><text:span text:style-name="T20">2</text:span><text:span text:style-name="T21">&gt;</text:span>) …) <text:span text:style-name="T21">&lt;expression</text:span><text:span text:style-name="T20">1</text:span><text:span text:style-name="T21">&gt;</text:span> <text:span text:style-name="T21">&lt;expression</text:span><text:span text:style-name="T20">2</text:span><text:span text:style-name="T21">&gt;</text:span> ...)</text:p>
      <text:h text:style-name="Heading_20_1" text:outline-level="1">Sequences</text:h>
      <text:p text:style-name="P1"><text:span text:style-name="T1">(begin</text:span><text:span text:style-name="T4"> &lt;expression</text:span><text:span text:style-name="T6">1</text:span><text:span text:style-name="T11">&gt; &lt;expression</text:span><text:span text:style-name="T6">2</text:span><text:span text:style-name="T11">&gt; ...</text:span><text:span text:style-name="T13">)</text:span></text:p>
      <text:p text:style-name="Text_20_body"><text:soft-page-break/></text:p>
      <text:h text:style-name="Heading_20_1" text:outline-level="1">Function Call</text:h>
      <text:p text:style-name="Text_20_body"><text:span text:style-name="T19">(&lt;function&gt;</text:span> <text:span text:style-name="T5">&lt;expression</text:span><text:span text:style-name="T7">1</text:span><text:span text:style-name="T12">&gt; &lt;expression</text:span><text:span text:style-name="T7">2</text:span><text:span text:style-name="T12">&gt; ...</text:span><text:span text:style-name="T14">)</text:span></text:p>
      <text:p text:style-name="Text_20_body"/>
      <text:h text:style-name="Heading_20_1" text:outline-level="1">Conditionals</text:h>
      <text:p text:style-name="P1"><text:span text:style-name="T1">(if</text:span><text:span text:style-name="T4"> &lt;test&gt; &lt;consequent&gt; &lt;alternate&gt;)</text:span></text:p>
      <text:p text:style-name="P1"><text:span text:style-name="T2">(if</text:span><text:span text:style-name="T4"> &lt;test&gt; &lt;consequent&gt;</text:span><text:span text:style-name="T3">)</text:span></text:p>
      <text:p text:style-name="P1"><text:span text:style-name="T2">(cond</text:span><text:span text:style-name="T4"> &lt;clause</text:span><text:span text:style-name="T6">1</text:span><text:span text:style-name="T11">&gt; &lt;clause</text:span><text:span text:style-name="T6">2</text:span><text:span text:style-name="T11">&gt; ...</text:span><text:span text:style-name="T13">)</text:span><text:span text:style-name="T16"> </text:span></text:p>
      <text:p text:style-name="P1"><text:span text:style-name="T11"><text:tab/></text:span><text:span text:style-name="T15">(&lt;test&gt; &lt;expression</text:span><text:span text:style-name="T9">1</text:span><text:span text:style-name="T15">&gt; …)</text:span></text:p>
      <text:p text:style-name="P1"><text:span text:style-name="T11"><text:tab/></text:span><text:span text:style-name="T15">(&lt;test&gt; =&gt; &lt;expression&gt;)</text:span></text:p>
      <text:p text:style-name="P1"><text:span text:style-name="T11"><text:tab/></text:span><text:span text:style-name="T15">(else &lt;expression</text:span><text:span text:style-name="T9">1</text:span><text:span text:style-name="T15">&gt; &lt;expression</text:span><text:span text:style-name="T9">2</text:span><text:span text:style-name="T15">&gt; …)</text:span></text:p>
      <text:h text:style-name="P7" text:outline-level="1">Loops</text:h>
      <text:p text:style-name="P3"><text:span text:style-name="T17">(for</text:span><text:span text:style-name="T18"> </text:span><text:span text:style-name="T17">&lt;query&gt;</text:span><text:span text:style-name="T18"> &lt;expression</text:span><text:span text:style-name="T10">1</text:span><text:span text:style-name="T18">&gt; &lt;expression</text:span><text:span text:style-name="T10">2</text:span><text:span text:style-name="T18">&gt; …)</text:span></text:p>
      <text:h text:style-name="P8" text:outline-level="2">Patterns</text:h>
      <text:p text:style-name="P6">(var &lt;symbol&gt;)</text:p>
      <text:p text:style-name="P6">(&lt;expression&gt; &lt;pattern&gt; &lt;pattern&gt; …)</text:p>
      <text:p text:style-name="P6"/>
      <text:p text:style-name="Standard"/>
      <text:h text:style-name="P9" text:outline-level="2">Queries</text:h>
      <text:p text:style-name="P4"><text:tab/>(in &lt;pattern&gt; &lt;expression&gt;)</text:p>
      <text:p text:style-name="Text_20_body"><text:span text:style-name="T18"><text:tab/>(from &lt;pattern&gt; &lt;expression</text:span><text:span text:style-name="T8">1</text:span><text:span text:style-name="T18">&gt; &lt;expression</text:span><text:span text:style-name="T10">2</text:span><text:span text:style-name="T18">&gt;)</text:span></text:p>
      <text:p text:style-name="P5"><text:tab/>(bind &lt;pattern&gt; &lt;expression&gt;)</text:p>
      <text:h text:style-name="Heading_20_1" text:outline-level="1"/>
      <text:h text:style-name="Heading_20_1" text:outline-level="1">Packages &amp; Imports</text:h>
      <text:p text:style-name="Text_20_body">(package &lt;package-name&gt;</text:p>
      <text:p text:style-name="Text_20_body"><text:tab/>( &lt;import1&gt; &lt;import2&gt; … )</text:p>
      <text:p text:style-name="Text_20_body"><text:tab/>statements … )</text:p>
      <text:p text:style-name="Text_20_body">(import &lt;package-name&gt;</text:p>
      <text:p text:style-name="Text_20_body"><text:tab/>(match &lt;tag1&gt; &lt;tag2&gt;... )</text:p>
      <text:p text:style-name="Text_20_body"><text:tab/>(alias &lt;alias-name&gt;)</text:p>
      <text:p text:style-name="Text_20_body"><text:tab/>(qualified &lt;boolean&gt;)</text:p>
      <text:p text:style-name="Text_20_body"><text:tab/>(protected &lt;boolean&gt;)</text:p>
      <text:p text:style-name="Text_20_body"><text:tab/>(into &lt;tag1&gt; &lt;tag2&gt; ...))</text:p>
      <text:p text:style-name="Text_20_body"/>
      <text:p text:style-name="Text_20_body"><text:soft-page-break/></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Oblique" svg:font-family="Courier-Oblique" style:font-family-generic="modern"/>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fo:font-size="10pt"/>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7T20:09:04</meta:creation-date>
    <dc:date>2010-08-31T13:22:17</dc:date>
    <dc:creator>Stephen Leach</dc:creator>
    <meta:editing-duration>PT110H01M08S</meta:editing-duration>
    <meta:editing-cycles>9</meta:editing-cycles>
    <meta:generator>OpenOffice.org/3.2$Unix OpenOffice.org_project/320m18$Build-9502</meta:generator>
    <meta:document-statistic meta:table-count="0" meta:image-count="0" meta:object-count="0" meta:page-count="3" meta:paragraph-count="49" meta:word-count="390" meta:character-count="2607"/>
  </office:meta>
</office:document-meta>
</file>